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arser.setValidating( boolean valida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createSAX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X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createTag( String name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getPars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Pars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setErrorHandler(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endElement( String namespaceURI , String localName , String q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Parser.XMLPars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createSAXException( String message , Exception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Parser.ignorableWhitespace( char buffer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error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Parser.characters( char buffer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startPrefixMapping( String prefix , String namespa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Pars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parse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Parser.configu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Parser.setLogge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XMLParser(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createExpression( TagScript script , String attribute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Pars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addExpressionScript( ScriptBlock script , Expression expr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Parser.configureTagScript( TagLibrary tagLibrary , TagScript aTag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Parser.getValid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getJellyProperti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Parser.endPrefixMapping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Parser.warning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Parser.ge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parse(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Parser.setUseContextClassLoader( boolean 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getXMLR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Parser.pars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fatalError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Parser.createConstantExpression( String tagName , String attributeName , String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notation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setContext( Jell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setExpressionFactory( ExpressionFactory express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pars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Parser.getExpressionFactory( TagScript tagScrip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Parser.createStaticTag( final String namespaceURI , final String localName , final String qName , Attributes 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MLParser.configureTagScript( TagScript aTagScri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Parser.findNamespace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Parser.parse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Parser.unparsedEntityDecl( String name , String publicId , String systemId , String 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Parser.createTag( String namespaceURI , String localName , Attributes lis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XMLPars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startElement( String namespaceURI , String localName , String qName , Attributes li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MLParser.createSAX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createExpr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getUseCont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get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Parser.setDefaultNamespaceURI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ensureConfigu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Parser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Parser.parse( InputSourc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Pars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.getCurren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Parser.addTextScrip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